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ystem-ui, 'Apple Color Emoji', 'Segoe UI Emoji',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9">
      <style:paragraph-properties fo:orphans="2" fo:widows="2"/>
      <style:text-properties fo:font-variant="normal" fo:text-transform="none" fo:color="#da846b" style:font-name="Segoe UI" fo:font-size="12pt" fo:letter-spacing="normal" fo:font-style="normal" fo:font-weight="normal"/>
    </style:style>
    <style:style style:name="P2" style:family="paragraph" style:parent-style-name="Text_20_body" style:list-style-name="L10">
      <style:paragraph-properties fo:orphans="2" fo:widows="2"/>
      <style:text-properties fo:font-variant="normal" fo:text-transform="none" fo:color="#da846b" style:font-name="Segoe UI" fo:font-size="12pt" fo:letter-spacing="normal" fo:font-style="normal" fo:font-weight="bold"/>
    </style:style>
    <style:style style:name="P3" style:family="paragraph" style:parent-style-name="Text_20_body">
      <style:paragraph-properties fo:orphans="2" fo:widows="2"/>
      <style:text-properties fo:font-variant="normal" fo:text-transform="none" fo:color="#da846b" style:font-name="Segoe UI" fo:font-size="7pt" fo:letter-spacing="normal" fo:font-style="normal" fo:font-weight="bold"/>
    </style:style>
    <style:style style:name="P4" style:family="paragraph" style:parent-style-name="Text_20_body">
      <style:paragraph-properties fo:orphans="2" fo:widows="2"/>
      <style:text-properties fo:font-variant="normal" fo:text-transform="none" style:font-name="Segoe UI" fo:font-size="12pt" fo:letter-spacing="normal" fo:font-style="normal" fo:font-weight="normal"/>
    </style:style>
    <style:style style:name="P5" style:family="paragraph" style:parent-style-name="Text_20_body">
      <style:paragraph-properties fo:orphans="2" fo:widows="2"/>
      <style:text-properties fo:font-variant="normal" fo:text-transform="none" style:font-name="Segoe UI" fo:font-size="12pt" fo:letter-spacing="normal" fo:font-style="normal" fo:font-weight="normal" fo:background-color="#9ea84d"/>
    </style:style>
    <style:style style:name="P6" style:family="paragraph" style:parent-style-name="Text_20_body" style:list-style-name="L11">
      <style:paragraph-properties fo:orphans="2" fo:widows="2"/>
      <style:text-properties fo:font-variant="normal" fo:text-transform="none" style:font-name="Segoe UI" fo:font-size="12pt" fo:letter-spacing="normal" fo:font-style="normal" fo:font-weight="normal" fo:background-color="#9ea84d"/>
    </style:style>
    <style:style style:name="P7" style:family="paragraph" style:parent-style-name="Text_20_body" style:list-style-name="L12">
      <style:paragraph-properties fo:orphans="2" fo:widows="2"/>
      <style:text-properties fo:font-variant="normal" fo:text-transform="none" style:font-name="Segoe UI" fo:font-size="12pt" fo:letter-spacing="normal" fo:font-style="normal" fo:font-weight="normal" fo:background-color="#9ea84d"/>
    </style:style>
    <style:style style:name="P8" style:family="paragraph" style:parent-style-name="Text_20_body">
      <style:paragraph-properties fo:orphans="2" fo:widows="2"/>
      <style:text-properties fo:font-variant="normal" fo:text-transform="none" fo:letter-spacing="normal" fo:background-color="#9ea84d"/>
    </style:style>
    <style:style style:name="P9" style:family="paragraph" style:parent-style-name="Text_20_body">
      <style:text-properties style:font-name="Arial"/>
    </style:style>
    <style:style style:name="P10" style:family="paragraph" style:parent-style-name="Text_20_body" style:list-style-name="L15">
      <style:text-properties style:font-name="Arial"/>
    </style:style>
    <style:style style:name="P11" style:family="paragraph" style:parent-style-name="Text_20_body" style:list-style-name="L16">
      <style:text-properties style:font-name="Arial"/>
    </style:style>
    <style:style style:name="P12" style:family="paragraph" style:parent-style-name="Text_20_body" style:list-style-name="L13">
      <style:text-properties style:font-name="Arial"/>
    </style:style>
    <style:style style:name="P13" style:family="paragraph" style:parent-style-name="Text_20_body" style:list-style-name="L14">
      <style:text-properties style:font-name="Arial"/>
    </style:style>
    <style:style style:name="P14" style:family="paragraph" style:parent-style-name="Text_20_body" style:list-style-name="L5">
      <style:text-properties style:font-name="Arial"/>
    </style:style>
    <style:style style:name="P15" style:family="paragraph" style:parent-style-name="Text_20_body" style:list-style-name="L6">
      <style:text-properties style:font-name="Arial"/>
    </style:style>
    <style:style style:name="P16" style:family="paragraph" style:parent-style-name="Text_20_body" style:list-style-name="L7">
      <style:text-properties style:font-name="Arial"/>
    </style:style>
    <style:style style:name="P17" style:family="paragraph" style:parent-style-name="Text_20_body" style:list-style-name="L8">
      <style:text-properties style:font-name="Arial"/>
    </style:style>
    <style:style style:name="P18" style:family="paragraph" style:parent-style-name="Text_20_body" style:list-style-name="L1">
      <style:text-properties style:font-name="Arial"/>
    </style:style>
    <style:style style:name="P19" style:family="paragraph" style:parent-style-name="Text_20_body" style:list-style-name="L2">
      <style:text-properties style:font-name="Arial"/>
    </style:style>
    <style:style style:name="P20" style:family="paragraph" style:parent-style-name="Text_20_body" style:list-style-name="L3">
      <style:text-properties style:font-name="Arial"/>
    </style:style>
    <style:style style:name="P21" style:family="paragraph" style:parent-style-name="Text_20_body" style:list-style-name="L4">
      <style:text-properties style:font-name="Arial"/>
    </style:style>
    <style:style style:name="P22" style:family="paragraph" style:parent-style-name="Text_20_body">
      <style:paragraph-properties fo:text-align="center" style:justify-single-word="false"/>
    </style:style>
    <style:style style:name="P23" style:family="paragraph" style:parent-style-name="Text_20_body" style:list-style-name="L9">
      <style:paragraph-properties fo:margin-top="0cm" fo:margin-bottom="0cm" loext:contextual-spacing="false" fo:orphans="2" fo:widows="2"/>
      <style:text-properties fo:font-variant="normal" fo:text-transform="none" fo:color="#da846b" style:font-name="Segoe UI" fo:font-size="12pt" fo:letter-spacing="normal" fo:font-style="normal" fo:font-weight="normal"/>
    </style:style>
    <style:style style:name="T1" style:family="text">
      <style:text-properties fo:color="#da846b"/>
    </style:style>
    <style:style style:name="T2" style:family="text">
      <style:text-properties fo:color="#da846b" fo:language="en" fo:country="US"/>
    </style:style>
    <style:style style:name="T3" style:family="text">
      <style:text-properties fo:color="#da846b" fo:font-weight="bold"/>
    </style:style>
    <style:style style:name="T4" style:family="text">
      <style:text-properties fo:color="#da846b" fo:background-color="#9ea84d" loext:char-shading-value="0"/>
    </style:style>
    <style:style style:name="T5" style:family="text">
      <style:text-properties fo:language="en" fo:country="US"/>
    </style:style>
    <style:style style:name="T6" style:family="text">
      <style:text-properties fo:language="en" fo:country="US" style:text-underline-style="solid" style:text-underline-width="auto" style:text-underline-color="font-color" fo:font-weight="bold"/>
    </style:style>
    <style:style style:name="T7" style:family="text">
      <style:text-properties style:text-underline-style="solid" style:text-underline-width="auto" style:text-underline-color="font-color" fo:font-weight="bold"/>
    </style:style>
    <style:style style:name="T8" style:family="text">
      <style:text-properties fo:font-weight="bold"/>
    </style:style>
    <style:style style:name="T9" style:family="text">
      <style:text-properties fo:font-weight="bold" fo:background-color="#9ea84d" loext:char-shading-value="0"/>
    </style:style>
    <style:style style:name="T10" style:family="text">
      <style:text-properties fo:font-weight="normal" style:font-weight-asian="normal" style:font-weight-complex="normal"/>
    </style:style>
    <style:style style:name="T11" style:family="text">
      <style:text-properties style:font-name="Segoe UI" fo:font-size="12pt" fo:font-style="normal" fo:font-weight="normal"/>
    </style:style>
    <style:style style:name="T12" style:family="text">
      <style:text-properties fo:font-size="12pt"/>
    </style:style>
    <style:style style:name="T13" style:family="text">
      <style:text-properties fo:font-size="12pt" fo:font-weight="bold"/>
    </style:style>
    <style:style style:name="T14" style:family="text">
      <style:text-properties fo:font-size="12pt" fo:font-style="normal" fo:font-weight="normal"/>
    </style:style>
    <style:style style:name="T15" style:family="text">
      <style:text-properties fo:background-color="#9ea84d" loext:char-shading-value="0"/>
    </style:style>
    <style:style style:name="T16" style:family="text">
      <style:text-properties fo:font-variant="normal" fo:text-transform="none" fo:color="#da846b" style:font-name="Segoe UI" fo:font-size="12pt" fo:letter-spacing="normal" fo:language="en" fo:country="GB" fo:font-style="normal" fo:font-weight="normal"/>
    </style:style>
    <style:style style:name="T17" style:family="text">
      <style:text-properties fo:font-variant="normal" fo:text-transform="none" fo:color="#da846b" style:font-name="Segoe UI" fo:font-size="12pt" fo:letter-spacing="normal" fo:language="en" fo:country="US" fo:font-style="normal" fo:font-weight="normal"/>
    </style:style>
    <style:style style:name="T18" style:family="text">
      <style:text-properties fo:font-variant="normal" fo:text-transform="none" fo:color="#da846b" fo:font-size="12pt" fo:letter-spacing="normal" fo:language="en" fo:country="GB" fo:font-style="normal" fo:font-weight="normal"/>
    </style:style>
    <style:style style:name="T19" style:family="text">
      <style:text-properties fo:font-variant="normal" fo:text-transform="none" fo:color="#da846b" fo:font-size="12pt" fo:letter-spacing="normal" fo:language="en" fo:country="US" fo:font-style="normal" fo:font-weight="normal"/>
    </style:style>
    <style:style style:name="T20" style:family="text">
      <style:text-properties fo:font-variant="normal" fo:text-transform="none" fo:color="#da846b" style:font-name="Arial Black" fo:font-size="12pt" fo:letter-spacing="normal" fo:language="en" fo:country="GB" fo:font-style="normal" fo:font-weight="normal"/>
    </style:style>
    <style:style style:name="T21" style:family="text">
      <style:text-properties fo:font-variant="normal" fo:text-transform="none" fo:color="#da846b" style:font-name="Tahoma" fo:font-size="12pt" fo:letter-spacing="normal" fo:language="en" fo:country="GB" fo:font-style="normal" fo:font-weight="normal"/>
    </style:style>
    <style:style style:name="T22" style:family="text">
      <style:text-properties fo:font-variant="normal" fo:text-transform="none" fo:color="#da846b" style:font-name="Arial" fo:font-size="12pt" fo:letter-spacing="normal" fo:language="en" fo:country="GB" fo:font-style="normal" fo:font-weight="normal"/>
    </style:style>
    <style:style style:name="T23" style:family="text">
      <style:text-properties fo:font-variant="normal" fo:text-transform="none" style:font-name="Segoe UI" fo:font-size="12pt" fo:letter-spacing="normal" fo:font-style="normal" fo:font-weight="normal"/>
    </style:style>
    <style:style style:name="T24" style:family="text">
      <style:text-properties fo:font-variant="normal" fo:text-transform="none" style:font-name="Segoe UI" fo:font-size="12pt" fo:letter-spacing="normal" fo:font-style="normal" style:text-underline-style="solid" style:text-underline-width="auto" style:text-underline-color="font-color" fo:font-weight="bold" style:font-size-asian="12pt" style:font-size-complex="12pt"/>
    </style:style>
    <style:style style:name="T25" style:family="text">
      <style:text-properties fo:font-variant="normal" fo:text-transform="none" style:font-name="Segoe UI" fo:font-size="11pt" fo:letter-spacing="normal" fo:font-style="normal"/>
    </style:style>
    <style:style style:name="T26" style:family="text">
      <style:text-properties fo:font-variant="normal" fo:text-transform="none" style:font-name="Segoe UI" fo:font-size="11pt" fo:letter-spacing="normal" fo:font-style="normal" fo:font-weight="normal"/>
    </style:style>
    <style:style style:name="T27" style:family="text">
      <style:text-properties fo:font-variant="normal" fo:text-transform="none" style:font-name="Segoe UI" fo:font-size="11pt" fo:letter-spacing="normal" fo:font-style="normal" fo:font-weight="normal" style:font-weight-asian="normal" style:font-weight-complex="normal"/>
    </style:style>
    <style:style style:name="T28" style:family="text">
      <style:text-properties fo:font-variant="normal" fo:text-transform="none" fo:font-size="12pt" fo:letter-spacing="normal" fo:font-style="normal" style:text-underline-style="solid" style:text-underline-width="auto" style:text-underline-color="font-color" fo:font-weight="bold" style:font-size-asian="12pt" style:font-size-complex="12pt"/>
    </style:style>
    <style:style style:name="T29" style:family="text">
      <style:text-properties fo:font-variant="normal" fo:text-transform="none" fo:font-size="12pt" fo:letter-spacing="normal" fo:font-style="normal" fo:font-weight="normal"/>
    </style:style>
    <style:style style:name="T30" style:family="text">
      <style:text-properties style:text-position="33% 80%" fo:font-size="12pt" fo:font-weight="bold"/>
    </style:style>
    <style:style style:name="T31" style:family="text">
      <style:text-properties fo:language="en" fo:country="GB"/>
    </style:style>
    <style:style style:name="T32" style:family="text">
      <style:text-properties officeooo:rsid="001a6993"/>
    </style:style>
    <style:style style:name="T33" style:family="text">
      <style:text-properties style:font-name="Arial Black" fo:font-weight="normal" style:font-weight-asian="normal" style:font-weight-complex="normal"/>
    </style:style>
    <style:style style:name="T34" style:family="text">
      <style:text-properties style:font-name="Calibri" fo:font-weight="normal" style:font-weight-asian="normal" style:font-weight-complex="normal"/>
    </style:style>
    <style:style style:name="T35" style:family="text">
      <style:text-properties style:font-name="Arial"/>
    </style:style>
    <style:style style:name="T36" style:family="text">
      <style:text-properties style:font-name="Arial"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Strong_20_Emphasis"><text:span text:style-name="T35">Script of Tele Conversation</text:span></text:span></text:p>
      <text:p text:style-name="P22"><text:span text:style-name="Strong_20_Emphasis"><text:span text:style-name="T35">Product –QL- 2 Wheeler Motor insurance</text:span></text:span></text:p>
      <text:p text:style-name="P9">Opening:</text:p>
      <text:p text:style-name="P9">Advisor: Good morning/afternoon/evening. I believe I am speaking with ___. (Wait for the customer to respond)</text:p>
      <text:p text:style-name="Text_20_body"><text:span text:style-name="Strong_20_Emphasis"><text:span text:style-name="T35"/></text:span></text:p>
      <text:p text:style-name="P9">Customer: Yes</text:p>
      <text:p text:style-name="P9"/>
      <text:p text:style-name="P9">Advisor: My name is ___ and I am an advisor from ICICI Lombard General Insurance Company </text:p>
      <text:p text:style-name="P9"/>
      <text:p text:style-name="P9">Purpose of the call:</text:p>
      <text:p text:style-name="P9"/>
      <text:p text:style-name="P9">This is in reference to the quotation you had generated for your 2w insurance on our Website and I will be assisting you choose the right policy. Ok?</text:p>
      <text:p text:style-name="P9"/>
      <text:p text:style-name="P9">Customer: Yes</text:p>
      <text:p text:style-name="P9"/>
      <text:p text:style-name="P9">IRDA Script </text:p>
      <text:p text:style-name="P9"/>
      <text:p text:style-name="P9">Also, I would like to inform you that this call is being recorded for our quality assurance and your future reference. You can avail a copy of the same during unsatisfactory claim. </text:p>
      <text:p text:style-name="P9"/>
      <text:p text:style-name="P9">Advisor: Which language are you comfortable with?</text:p>
      <text:p text:style-name="P9">Customer: XYZ, switch the language accordingly.</text:p>
      <text:p text:style-name="P9">Surely I will assist you with this, before providing the information kindly confirm your Name, Mobile number and email id. </text:p>
      <text:p text:style-name="P9">Thank you very much Mr.________</text:p>
      <text:p text:style-name="P9">I would be requiring some more information from your side, so that I can suggest the best plan for you as per your requirement. OK? </text:p>
      <text:p text:style-name="P9">Advisor : </text:p>
      <text:list xml:id="list2302286804" text:style-name="L15">
        <text:list-item>
          <text:p text:style-name="P10">Sir, your vehicle’s make/model and version would be? </text:p>
        </text:list-item>
        <text:list-item>
          <text:p text:style-name="P10">Mr. _____I believe RTO Location </text:p>
        </text:list-item>
        <text:list-item>
          <text:p text:style-name="P10">What would be the registration date? (Complete date)</text:p>
        </text:list-item>
        <text:list-item>
          <text:p text:style-name="P10"><text:soft-page-break/>Current policy end date and name of the prevs insurance company? </text:p>
        </text:list-item>
        <text:list-item>
          <text:p text:style-name="P10">Previous policy was for 1/2/3 years? </text:p>
        </text:list-item>
        <text:list-item>
          <text:p text:style-name="P10">And Mr.____ have you registered any claims in previous policy/existing policy? And what is the NCB you received last year.</text:p>
        </text:list-item>
      </text:list>
      <text:p text:style-name="P9">Confirm the NCB % </text:p>
      <text:p text:style-name="P9"/>
      <text:p text:style-name="P9">NCB Recovery Disclaimer Script- if the NCB % disclosed by the you is incorrect you will receive the NCB Recovery letter</text:p>
      <text:p text:style-name="P9"/>
      <text:p text:style-name="P9">NCB probing if doesn’t remember</text:p>
      <text:list xml:id="list767794441" text:style-name="L16">
        <text:list-item>
          <text:p text:style-name="P11">Was there any change in ownership</text:p>
        </text:list-item>
        <text:list-item>
          <text:p text:style-name="P11">Was the policy always comprehensive </text:p>
        </text:list-item>
        <text:list-item>
          <text:p text:style-name="P11">There was no break-in policy for more than 90 days</text:p>
        </text:list-item>
        <text:list-item>
          <text:p text:style-name="P11">Any claim made from the purchase date</text:p>
        </text:list-item>
      </text:list>
      <text:p text:style-name="P9"/>
      <text:p text:style-name="P9">Thank you very much for sharing all the information.</text:p>
      <text:p text:style-name="P9">Customer: OK</text:p>
      <text:p text:style-name="P9">Employee: I will calculate the premium with the details provided &amp; will let you know the same.</text:p>
      <text:p text:style-name="P9">Customer: OK</text:p>
      <text:p text:style-name="P9">Employee: In the meantime, I would like to inform you about the product details.</text:p>
      <text:p text:style-name="P9"/>
      <text:p text:style-name="P9">********************************************************************************</text:p>
      <text:p text:style-name="P9"/>
      <text:p text:style-name="P9">Product Details </text:p>
      <text:list xml:id="list3484319490" text:style-name="L13">
        <text:list-item>
          <text:p text:style-name="P12">Mr._ you will be getting a Comprehensive policy which will cover loss or damage caused to your vehicle due to man-made calamities like burglary, theft, riots, strikes and even terrorist activities. And even in case of natural calamities such as fire, explosion, flood etc this policy will cover your vehicle.</text:p>
        </text:list-item>
        <text:list-item>
          <text:p text:style-name="P12">Not only this Mr. __________ but god forbid but if you accidentally damage Other Property  you need not worry as the TP coverage in the policy will cover that too...including, any damage caused by your vehicle to a third partyproperty  coverage will be upto 1 lakh or in the event of third party death the coverage is unlimited decided by MACT which the court.</text:p>
        </text:list-item>
        <text:list-item>
          <text:p text:style-name="P12"><text:soft-page-break/>Mr. __________ one of excellent benefits you will receive with our policy is that you can avail cashless facility in more than 2500 + cashless network garages across India…. So in case of any accident of your vehicle you don’t have to worry about arranging money…..All you need to do is just visit to our nearest network garage and repairing of your vehicle will be immediately taken care of.……In fact Mr. __________ We are there to HELP you right from the moment something goes wrong with your vehicle...</text:p>
        </text:list-item>
        <text:list-item>
          <text:p text:style-name="P12">Also, for the owner driver, Mr._____ you receive a personal accident cover of Rs. 15 Lakhs in case of death or PTD.</text:p>
        </text:list-item>
      </text:list>
      <text:p text:style-name="P9">Effective Pitch for long term insurance: (Use any of the below lines for pitching for 2/3 yrs policy as per the call scenario)</text:p>
      <text:p text:style-name="P9">Mr. ______ we are offering insurance for long term duration.</text:p>
      <text:p text:style-name="P9">It is better to go for 3 yrs insurance:</text:p>
      <text:list xml:id="list2321838629" text:style-name="L14">
        <text:list-item>
          <text:p text:style-name="P13">To avoid hassles in renewing your policy year on year - this even saves your time.</text:p>
        </text:list-item>
        <text:list-item>
          <text:p text:style-name="P13">Buying a 3 year long term policy, saves you from the hassle of keeping a track of annual renewals. It saves both money and time.</text:p>
        </text:list-item>
        <text:list-item>
          <text:p text:style-name="P13">You see Third party premium rates are increasing almost every year and even Service Tax. So, if you buy the policy now for 3 yrs you can save your money.</text:p>
        </text:list-item>
        <text:list-item>
          <text:p text:style-name="P13">You can have insurance cover for your bike without break for 3 long years </text:p>
        </text:list-item>
        <text:list-item>
          <text:p text:style-name="P13">The best part is you will get 40% NCB when you go for renewal. </text:p>
        </text:list-item>
      </text:list>
      <text:p text:style-name="P9">Premium Disclosure : Mr…… with all the benefits that I have explained you the - Premium is Rs.__X amount________ for the IDV of Rs._________ for the current year.</text:p>
      <text:p text:style-name="P9">Trial Closing 1st - Mr. __________ can you confirm the name as per RC book</text:p>
      <text:p text:style-name="P9"/>
      <text:p text:style-name="P9">********************************************************************************</text:p>
      <text:p text:style-name="P9"/>
      <text:p text:style-name="P9">OBJECTION HANDLING: </text:p>
      <text:p text:style-name="P9">Customer : Your premium is too High( If the customer generally feels it high)</text:p>
      <text:p text:style-name="P9">Employee : </text:p>
      <text:list xml:id="list3652544298" text:style-name="L5">
        <text:list-item>
          <text:p text:style-name="P14">I understand Mr____ that you feel your premium is high. Let me explain you how this policy actually value for your money.</text:p>
        </text:list-item>
        <text:list-item>
          <text:p text:style-name="P14">I am sure you must using your bike almost every day.. Right?</text:p>
        </text:list-item>
        <text:list-item>
          <text:p text:style-name="P14">Mr. __ god forbid if there is an accident scenario, do you know how much minimum amount you will spend for getting your bike repaired. If there is a accident scenario you will spend at least 1500 as repairing charges. If the damage to your bike is slightly more for example, if there is wheel damage, you will have to pay min 7 to 8 <text:soft-page-break/>thousand rupees to get it repaired, and if the damage is really bad like engine damage, or fuel tank your expenses would be nothing less than 25 to 30 thousand. </text:p>
        </text:list-item>
        <text:list-item>
          <text:p text:style-name="P14">Let me also tell you Mr_____  the risk has become higher for vehicle owners, 10 lac vehicles are getting added to roads every month, However the road size is not increasing, So the chances of accidents have gone up. So Mr_____ if there is an accident you will end up spending 1500 to 30 thousand. </text:p>
        </text:list-item>
      </text:list>
      <text:list xml:id="list2106461987" text:style-name="L6">
        <text:list-item>
          <text:p text:style-name="P15">Customer : Your premium is too high compared to Competitor.</text:p>
        </text:list-item>
      </text:list>
      <text:p text:style-name="P9">Employee :  Mr______ I am aware that __ is offering at lower premium</text:p>
      <text:p text:style-name="P9"> Mr._ being the top most company in the market we keep a track of all the other companies, before I explain you the challenges you may have to face when you have a __ policy… I would like to ask you something, the reason for buying a insurance policy for your vehicle is  in case of any accident you would expect the best claim settlement for your Bike Right Sir?</text:p>
      <text:list xml:id="list1271983246" text:style-name="L7">
        <text:list-item>
          <text:p text:style-name="P16">Mr______ do you know the claim settlement track record of the company he is comparing with?. </text:p>
        </text:list-item>
      </text:list>
      <text:p text:style-name="P9">Customer – No</text:p>
      <text:p text:style-name="P9">Employee:  Most of the times customers go for a wrong policy just to save few hundred rupees and then regret during the claim settlement. In ICICI Lombard out of 100 customers who register a claim we settle 98.3% of their claims.</text:p>
      <text:p text:style-name="P9">Also Mr______, ICICI Lombard is the only company which offers cashless claim settlement in 2500+ cashless garages across country.</text:p>
      <text:p text:style-name="P9">Besides this there are lot of other benefits which make Lombard policy the best in the market Mr._____ you will get cheaper policies in the market but unfortunately you may have to face problems during claim settlement and may end up paying more than 2000 rupees from your pocket.</text:p>
      <text:list xml:id="list2180235331" text:style-name="L8">
        <text:list-item>
          <text:p text:style-name="P17">So Mr._______, as I was saying you can be rest assured that you are buying a complete protection for your vehicle when you are taking a policy from ICICI Lombard….</text:p>
        </text:list-item>
        <text:list-item>
          <text:p text:style-name="P17">(Trial Closing 2) please confirm your email ID where would you like to receive the soft copy of your policy.</text:p>
        </text:list-item>
      </text:list>
      <text:p text:style-name="P9"/>
      <text:p text:style-name="P9"/>
      <text:p text:style-name="P9"/>
      <text:list xml:id="list3594241560" text:style-name="L1">
        <text:list-item>
          <text:p text:style-name="P18">I want to decrease the IDV. </text:p>
        </text:list-item>
      </text:list>
      <text:p text:style-name="P9">Sir, May I Know what is exactly your purpose of decreasing the IDV Value lesser than the market...(The customer will definitely say for lower premium) </text:p>
      <text:p text:style-name="P9"><text:span text:style-name="T5">Well Sir, If you go to decrease the IDV by 5k or 6k it will hardly reduce the premium by 100 to 200 rupees which is something I would not advise you to go with. You are getting an IDV </text:span><text:soft-page-break/><text:span text:style-name="T5">which is as per the current market standard. We have not even added any discount of VD in your policy as other companies do to make your premium less. Where if any claim arises you will have to end up paying a deductible amount apart from the compulsory deductible. We have provided you the quotation which is without any hidden clauses.</text:span> </text:p>
      <text:p text:style-name="P9"><text:span text:style-name="T5">Is it that premium which matters to you that the services which you will get in return will matter to you? I am sure the services. And when it comes to our services we are the best in the market. (repeat the above points again RSA, 24*7, claim settlement, instant support)</text:span> </text:p>
      <text:list xml:id="list2624030682" text:style-name="L2">
        <text:list-item>
          <text:p text:style-name="P19"><text:span text:style-name="T5">Need High IDV Value.</text:span> </text:p>
        </text:list-item>
      </text:list>
      <text:p text:style-name="P9"><text:span text:style-name="T5">Mr.…Is there any specific reason of Increasing the IDV Value more than the market...(The customer will definitely say for higher coverage) When was the last you had heard about Total loss in the city. You are from this city right? Now tell me when was the last you got to know about the total loss</text:span> </text:p>
      <text:list xml:id="list1391575894" text:style-name="L3">
        <text:list-item>
          <text:p text:style-name="P20">Very rare scenarios where you may actually use the IDV </text:p>
        </text:list-item>
      </text:list>
      <text:list xml:id="list2996056901" text:style-name="L4">
        <text:list-item>
          <text:p text:style-name="P21"><text:span text:style-name="T5">Agent can change IDV for commission or may be to meet their target…System cannot. The current calculation of IDV for your car is done as per market standards and is most accurate.. Here I cannot manipulate the IDV as it is system generated</text:span> </text:p>
        </text:list-item>
        <text:list-item>
          <text:p text:style-name="P21"><text:span text:style-name="T5">Also, as explained a higher IDV comes into picture only when your car is stolen or there is total loss which is rare…so why to go for a higher IDV especially when it also increases your premium.</text:span> </text:p>
        </text:list-item>
      </text:list>
      <text:p text:style-name="P9"><text:span text:style-name="T5">Mr.... As being an Advisor I might give you the higher IDV in order to close the sale with you but our IDV is system generated and most accurately evaluated by the system. We definitely have provision to increase your vehicle IDV Value up to certain extend. We believe in too be ready for every possibility your car might meet with….So for Higher IDV you end up paying higher premium which is not much of us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ystem-ui, 'Apple Color Emoji', 'Segoe UI Emoji',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9T06:36:51.887000000</meta:creation-date>
    <dc:date>2021-05-29T07:04:54.737000000</dc:date>
    <meta:editing-duration>PT6M56S</meta:editing-duration>
    <meta:editing-cycles>1</meta:editing-cycles>
    <meta:document-statistic meta:table-count="0" meta:image-count="0" meta:object-count="0" meta:page-count="5" meta:paragraph-count="79" meta:word-count="1662" meta:character-count="9221" meta:non-whitespace-character-count="7632"/>
    <meta:generator>LibreOffice/6.1.2.1$Windows_X86_64 LibreOffice_project/65905a128db06ba48db947242809d14d3f9a93fe</meta:generator>
  </office:meta>
</office:document-meta>
</file>